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ea88" officeooo:paragraph-rsid="0011ea88"/>
    </style:style>
    <style:style style:name="P2" style:family="paragraph" style:parent-style-name="Standard">
      <style:paragraph-properties fo:text-align="center" style:justify-single-word="false"/>
      <style:text-properties officeooo:rsid="0011ea88" officeooo:paragraph-rsid="0011ea88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LD</text:p>
      <text:p text:style-name="P1"/>
      <text:p text:style-name="P1">USERS ( <text:span text:style-name="T1">idUsers</text:span>, Nom, Prenom, Pseudo, Email, MDP, Credits, type )</text:p>
      <text:p text:style-name="P1">CREDIT ( PrixCredits, NbrCredits )</text:p>
      <text:p text:style-name="P1">PHOTO ( <text:span text:style-name="T1">idPhoto</text:span>, nomPhto, prix )</text:p>
      <text:p text:style-name="P1">CATEGORIE ( <text:span text:style-name="T1">idCateg</text:span>, libelléCateg )</text:p>
      <text:p text:style-name="P1">MENU ( <text:span text:style-name="T1">idMenu</text:span>, nomMenu, Lien )</text:p>
      <text:p text:style-name="P1">HISTORIQUE ( <text:span text:style-name="T1">idHistorique</text:span>, historiqueAchat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09:51:29.276000000</meta:creation-date>
    <dc:date>2018-11-16T09:59:31.024000000</dc:date>
    <meta:editing-duration>PT8M2S</meta:editing-duration>
    <meta:editing-cycles>1</meta:editing-cycles>
    <meta:document-statistic meta:table-count="0" meta:image-count="0" meta:object-count="0" meta:page-count="1" meta:paragraph-count="7" meta:word-count="39" meta:character-count="243" meta:non-whitespace-character-count="211"/>
    <meta:generator>LibreOffice/4.3.7.2$Windows_x86 LibreOffice_project/8a35821d8636a03b8bf4e15b48f59794652c68ba</meta:generator>
  </office:meta>
</office:document-meta>
</file>